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mplementedException.NotImplementedException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get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tImplemented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getMessa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ImplementedException.getThrow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indexOfThrowabl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NotImplemente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mplementedException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indexOfThrowable( Class typ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getThrowa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NotImplementedException( String msg ,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mplementedException.print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printPartialStackTrace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NotImplementedExceptio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NotImplemen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